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7cef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7cef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7cef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7cef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7cef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7cef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7cef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7cef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7cef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7cef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7cef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7cef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7cef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7cef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7cef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7cef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7cef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Jesús Armando Prado Día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0/9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21348500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Cesar Armando Prado Hernand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054606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06.71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74" meta:non-whitespace-character-count="1005"/>
    <meta:template xlink:type="simple" xlink:actuate="onRequest" xlink:title="Normal" xlink:href=""/>
  </office:meta>
</office:document-meta>
</file>